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4c3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style:style>
    <style:style style:name="P13" style:family="paragraph" style:parent-style-name="Standard">
      <style:paragraph-properties fo:hyphenation-ladder-count="no-limit"/>
      <style:text-properties fo:hyphenate="true" fo:hyphenation-remain-char-count="2" fo:hyphenation-push-char-count="2" loext:hyphenation-no-caps="false"/>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Standard">
      <style:text-properties officeooo:paragraph-rsid="00080a6c"/>
    </style:style>
    <style:style style:name="P23"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4" style:family="paragraph" style:parent-style-name="List_20_Paragraph" style:list-style-name="WWNum1"/>
    <style:style style:name="P25" style:family="paragraph" style:parent-style-name="List_20_Paragraph" style:list-style-name="WWNum1">
      <style:text-properties style:font-name-complex="Calibri1" style:font-size-complex="12.5pt"/>
    </style:style>
    <style:style style:name="P26" style:family="paragraph" style:parent-style-name="List_20_Paragraph" style:list-style-name="WWNum2"/>
    <style:style style:name="P27" style:family="paragraph" style:parent-style-name="List_20_Paragraph" style:list-style-name="WWNum2">
      <style:text-properties fo:color="#000000" loext:opacity="100%" style:font-size-complex="12.5pt"/>
    </style:style>
    <style:style style:name="P28" style:family="paragraph" style:parent-style-name="List_20_Paragraph" style:list-style-name="WWNum3"/>
    <style:style style:name="P29" style:family="paragraph" style:parent-style-name="List_20_Paragraph" style:list-style-name="WWNum4"/>
    <style:style style:name="P30" style:family="paragraph" style:parent-style-name="List_20_Paragraph" style:list-style-name="WWNum5"/>
    <style:style style:name="P31" style:family="paragraph" style:parent-style-name="List_20_Paragraph" style:list-style-name="WWNum6"/>
    <style:style style:name="P32" style:family="paragraph" style:parent-style-name="List_20_Paragraph" style:list-style-name="WWNum7"/>
    <style:style style:name="P33" style:family="paragraph" style:parent-style-name="List_20_Paragraph" style:list-style-name="WWNum8"/>
    <style:style style:name="P34" style:family="paragraph" style:parent-style-name="List_20_Paragraph" style:list-style-name="WWNum9"/>
    <style:style style:name="P35" style:family="paragraph" style:parent-style-name="List_20_Paragraph" style:list-style-name="WWNum10"/>
    <style:style style:name="P36" style:family="paragraph" style:parent-style-name="List_20_Paragraph" style:list-style-name="WWNum11"/>
    <style:style style:name="P37"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style:font-name="Calibri" fo:font-size="12.5pt" style:font-size-asian="12.5pt" style:font-name-complex="Calibri1" style:font-size-complex="12.5pt" style:font-style-complex="italic"/>
    </style:style>
    <style:style style:name="T11" style:family="text">
      <style:text-properties fo:color="#000000" loext:opacity="100%" style:font-name="Arial" fo:font-size="11pt" fo:font-style="italic" style:font-size-asian="11pt" style:font-style-asian="italic" style:font-name-complex="Arial1" style:font-style-complex="italic"/>
    </style:style>
    <style:style style:name="T12" style:family="text">
      <style:text-properties fo:color="#000000" loext:opacity="100%" style:font-name-complex="Calibri1" style:font-size-complex="12.5pt" style:font-style-complex="italic"/>
    </style:style>
    <style:style style:name="T13" style:family="text">
      <style:text-properties fo:color="#000000" loext:opacity="100%" style:font-size-complex="12.5pt"/>
    </style:style>
    <style:style style:name="T14" style:family="text">
      <style:text-properties fo:color="#0f27b1" loext:opacity="100%" fo:font-weight="bold" style:font-weight-asian="bold" style:font-size-complex="12.5pt" style:font-weight-complex="bold"/>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style:font-name="Calibri" fo:font-size="12.5pt" style:font-size-asian="12.5pt" style:font-name-complex="Calibri1" style:font-size-complex="12.5pt"/>
    </style:style>
    <style:style style:name="T17" style:family="text">
      <style:text-properties fo:font-style="italic" fo:font-weight="bold" style:font-style-asian="italic" style:font-weight-asian="bold"/>
    </style:style>
    <style:style style:name="T18" style:family="text">
      <style:text-properties fo:color="#202124" loext:opacity="100%" style:font-name="Calibri" fo:font-size="12.5pt" fo:background-color="#ffffff" loext:char-shading-value="0" style:font-size-asian="12.5pt" style:font-name-complex="Calibri1" style:font-size-complex="12.5pt"/>
    </style:style>
    <style:style style:name="T19" style:family="text">
      <style:text-properties style:font-name-complex="Calibri1" style:font-size-complex="12.5pt"/>
    </style:style>
    <style:style style:name="T20" style:family="text">
      <style:text-properties fo:color="#5b9bd5" loext:opacity="100%"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8">Bid Pack</text:p>
      <text:p text:style-name="P8">Attachment 2: About the procurement</text:p>
      <text:p text:style-name="P8"/>
      <text:p text:style-name="P11"><text:bookmark-start text:name="_Hlk95926626"/>«Insert Procurement Title» «Insert Procurement ID»</text:p>
      <text:p text:style-name="P2"><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5">«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4">«Insert Name of Buyer»</text:span> <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2"><text:bookmark-start text:name="_Toc92688238"/>We invite you to bid in this call-off further competition for <text:span text:style-name="T14">«Insert Procurement Title»</text:span><text:span text:style-name="T15">«Insert Procurement ID»</text:span><text:span text:style-name="T14"> (</text:span><text:span text:style-name="T5">«Insert Event id»)</text:span></text:p>
      <text:p text:style-name="Standard">The bid pack received comprises the following:</text:p>
      <text:list xml:id="list399997828" text:style-name="WWNum1">
        <text:list-item>
          <text:p text:style-name="P24">About the procurement <text:span text:style-name="T17">(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80241276481426" text:continue-numbering="true" text:style-name="WWNum1">
        <text:list-item>
          <text:p text:style-name="P24"><text:bookmark-start text:name="_Hlk96322655"/>Statement of requirements</text:p>
        </text:list-item>
      </text:list>
      <text:p text:style-name="P7"><text:span text:style-name="T16">– </text:span><text:span text:style-name="T18"> </text:span><text:span text:style-name="T10">provides detailed information about the us, the goods/services that are required, milestones, deliverables, service levels/performance and payment method.</text:span></text:p>
      <text:list xml:id="list180242567659614" text:continue-numbering="true" text:style-name="WWNum1">
        <text:list-item>
          <text:p text:style-name="P25">Stage 1: shortlisting</text:p>
        </text:list-item>
      </text:list>
      <text:p text:style-name="P5"><text:span text:style-name="T19">–</text:span><text:span text:style-name="T11"> </text:span><text:span text:style-name="T12">use this attachment to provide your responses to the Essential and Nice-to-have criteria.</text:span></text:p>
      <text:list xml:id="list180241389156355" text:continue-numbering="true" text:style-name="WWNum1">
        <text:list-item>
          <text:p text:style-name="P24">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0">https://crowncommercialservice.bravosolution.co.uk/web/login.html</text:span> <text:s/><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2">This Procurement will establish a single Supplier Contract for the purchase of <text:span text:style-name="T14">«Insert Procurement Title»</text:span><text:span text:style-name="T15">«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xml:id="list1371680421" text:style-name="WWNum2">
        <text:list-item>
          <text:p text:style-name="P26"><text:span text:style-name="T13">When we use ‘we’, ‘us’, ‘our’, or Buyer we mean </text:span><text:span text:style-name="T6">«Insert Name of Buyer»</text:span><text:span text:style-name="T7"> </text:span><text:span text:style-name="T13">(the 'Buyer') who are requesting information on the ability to provide the proposed goods/services.</text:span></text:p>
        </text:list-item>
        <text:list-item>
          <text:p text:style-name="P27">When we use ‘you’ or ‘your’ we mean your organisation, or the organisation you represent, in completing a response to this Bid Pack.</text:p>
        </text:list-item>
        <text:list-item>
          <text:p text:style-name="P27">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0">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xml:id="list1333651776" text:style-name="WWNum3">
        <text:list-item>
          <text:p text:style-name="P28">Submit one bid</text:p>
        </text:list-item>
        <text:list-item>
          <text:p text:style-name="P28">Your bid must remain valid for 90 days after the bid submission deadline.</text:p>
        </text:list-item>
        <text:list-item>
          <text:p text:style-name="P28">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xml:id="list544608271" text:style-name="WWNum4">
        <text:list-item>
          <text:p text:style-name="P29">In your own name and or as a subcontractor and or as a member of a consortium connected with a separate bid</text:p>
        </text:list-item>
        <text:list-item>
          <text:p text:style-name="P29">In your own name which is similar to a separate bid from another bidder within your group of companies</text:p>
        </text:list-item>
      </text:list>
      <text:p text:style-name="Standard">This is so we can be sure that your involvement doesn’t cause:</text:p>
      <text:list xml:id="list3100289581" text:style-name="WWNum5">
        <text:list-item>
          <text:p text:style-name="P30">Potential or actual conflicts of interest</text:p>
        </text:list-item>
        <text:list-item>
          <text:p text:style-name="P30">Supplier capacity problems</text:p>
        </text:list-item>
        <text:list-item>
          <text:p text:style-name="P30">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xml:id="list1311862586" text:style-name="WWNum6">
        <text:list-item>
          <text:p text:style-name="P31">Collude with others over the content and submission of bids. However, you may work in good faith with a proposed partner, supplier, consortium member (if relevant) or provider of finance.</text:p>
        </text:list-item>
        <text:list-item>
          <text:p text:style-name="P31">Canvass our staff or advisors about this competition.</text:p>
        </text:list-item>
        <text:list-item>
          <text:p text:style-name="P31">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xml:id="list4150386323" text:style-name="WWNum7">
        <text:list-item>
          <text:p text:style-name="P32">Submit a bid</text:p>
        </text:list-item>
        <text:list-item>
          <text:p text:style-name="P32">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p text:style-name="Standard"/>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xml:id="list801499088" text:style-name="WWNum8">
        <text:list-item>
          <text:p text:style-name="P33"><text:soft-page-break/>Waive or change the requirements of this Bid Pack from time to time without notice</text:p>
        </text:list-item>
        <text:list-item>
          <text:p text:style-name="P33">Verify information, seek clarification or require evidence or further information about your bid</text:p>
        </text:list-item>
        <text:list-item>
          <text:p text:style-name="P33">Withdraw this Bid Pack at any time, or re-invite bids on the same or alternative basis</text:p>
        </text:list-item>
        <text:list-item>
          <text:p text:style-name="P33">Choose not to award any contract or Lot as a result of the competition</text:p>
        </text:list-item>
        <text:list-item>
          <text:p text:style-name="P33">Choose to award different Lots at different times</text:p>
        </text:list-item>
        <text:list-item>
          <text:p text:style-name="P33">Make any changes to the timetable, structure or content of the competition</text:p>
        </text:list-item>
      </text:list>
      <text:p text:style-name="Standard"/>
      <text:p text:style-name="Standard">Exclude you if:</text:p>
      <text:list xml:id="list3284506399" text:style-name="WWNum9">
        <text:list-item>
          <text:p text:style-name="P34">You submit a non-compliant bid</text:p>
        </text:list-item>
        <text:list-item>
          <text:p text:style-name="P34">Your bid contains false or misleading information</text:p>
        </text:list-item>
        <text:list-item>
          <text:p text:style-name="P34">You fail to tell us of any change in the contracting arrangements between bid submission and award</text:p>
        </text:list-item>
        <text:list-item>
          <text:p text:style-name="P34">The change in the contracting arrangements would result in a breach of procurement law</text:p>
        </text:list-item>
        <text:list-item>
          <text:p text:style-name="P34">For any other reason provided in this Bid Pack</text:p>
        </text:list-item>
        <text:list-item>
          <text:p text:style-name="P34">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xml:id="list1306255721" text:style-name="WWNum10">
        <text:list-item>
          <text:p text:style-name="P35">Excluded from bidding for contracts for three years, under regulation 57(8)(h)(i) of the PCR 2015</text:p>
        </text:list-item>
        <text:list-item>
          <text:p text:style-name="P35">Sued by the Buyer for damages, the Buyer may rescind the contract under the Misrepresentation Act 1967</text:p>
        </text:list-item>
        <text:list-item>
          <text:p text:style-name="P35">If fraud, or fraudulent intent, can be proved, you may be prosecuted and convicted of the offence of fraud by false representation under s.2 of the Fraud Act 2006, which can carry a sentence of up to 10 years or a fine (or both)</text:p>
        </text:list-item>
        <text:list-item>
          <text:p text:style-name="P35">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xml:id="list748821828" text:style-name="WWNum11">
        <text:list-item>
          <text:p text:style-name="P36">Where parts of the Bid Pack are not accurate, adequate or complete</text:p>
        </text:list-item>
        <text:list-item>
          <text:p text:style-name="P36">For any written or verbal communications</text:p>
        </text:list-item>
        <text:list-item>
          <text:p text:style-name="P36">You must carry out your own due diligence and rely on your own enquiries.</text:p>
        </text:list-item>
        <text:list-item>
          <text:p text:style-name="P36">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xml:id="list743818186" text:style-name="WWNum12">
        <text:list-item>
          <text:p text:style-name="P37">Run the competition</text:p>
        </text:list-item>
        <text:list-item>
          <text:p text:style-name="P37">Comply with law and guidance</text:p>
        </text:list-item>
        <text:list-item>
          <text:p text:style-name="P37">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Ian Turner</meta:initial-creator>
    <meta:editing-cycles>5</meta:editing-cycles>
    <meta:creation-date>2022-10-11T10:12:00</meta:creation-date>
    <dc:date>2022-10-11T20:09:37.951748043</dc:date>
    <meta:editing-duration>PT3M58S</meta:editing-duration>
    <meta:generator>LibreOffice/7.3.4.2$MacOSX_X86_64 LibreOffice_project/728fec16bd5f605073805c3c9e7c4212a0120dc5</meta:generator>
    <meta:document-statistic meta:table-count="1" meta:image-count="0" meta:object-count="0" meta:page-count="11" meta:paragraph-count="167" meta:word-count="1934" meta:character-count="11585" meta:non-whitespace-character-count="9836"/>
    <meta:user-defined meta:name="AppVersion">16.0000</meta:user-defined>
    <meta:template xlink:type="simple" xlink:actuate="onRequest" xlink:title="Normal" xlink:href=""/>
  </office:meta>
</office:document-meta>
</file>